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6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7.519cm"/>
    </style:style>
    <style:style style:name="co5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000000" fo:border="0.06pt solid #000000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75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ee6ef" fo:border="0.06pt solid #000000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S. R.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 NAM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21-12-07" calcext:value-type="date">
            <text:p>7 Dec 2021</text:p>
          </table:table-cell>
          <table:table-cell table:style-name="ce4" office:value-type="string" calcext:value-type="string">
            <text:p>Complete Introduction to JavaScript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Hello World Program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Linking JavaScript File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Comments in JavaScript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Values &amp; Variables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Data Types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let, const, var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basic operators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operator precedence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strings and template literal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Decision making using If-else statement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type conversion &amp; coercion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truthy vs falsy value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equality operators (== vs ===)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boolean logic table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logical operators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switch statemen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Conditional (ternary) operator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ES5, ES6,... and mor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strict mod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function declaration vs expression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function calling other function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reviewing function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introduction to array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basic array method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Introduction to object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dot vs bracket notation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object method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iteration using for loop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looping through arrays, breaking and continu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looping backwards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nested loops (loop within loop)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date" office:date-value="2021-12-07" calcext:value-type="date">
            <text:p>7 Dec 2021</text:p>
          </table:table-cell>
          <table:table-cell office:value-type="string" calcext:value-type="string">
            <text:p>while loop</text:p>
          </table:table-cell>
          <table:table-cell office:value-type="string" calcext:value-type="string">
            <text:p>PE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9:29:17.5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6:59:05.732000000</meta:creation-date>
    <dc:date>2021-12-09T19:41:35.412000000</dc:date>
    <meta:editing-duration>PT3H45M1S</meta:editing-duration>
    <meta:editing-cycles>24</meta:editing-cycles>
    <meta:generator>LibreOffice/7.2.2.2$Windows_X86_64 LibreOffice_project/02b2acce88a210515b4a5bb2e46cbfb63fe97d56</meta:generator>
    <meta:document-statistic meta:table-count="1" meta:cell-count="140" meta:object-count="0"/>
  </office:meta>
</office:document-meta>
</file>